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000000"/>
    </style:style>
    <style:style style:name="P2" style:family="paragraph" style:parent-style-name="Preformatted_20_Text">
      <style:paragraph-properties fo:text-align="center" style:justify-single-word="false"/>
      <style:text-properties fo:font-size="13pt" style:font-size-asian="13pt" style:font-size-complex="13pt"/>
    </style:style>
    <style:style style:name="P3" style:family="paragraph" style:parent-style-name="Preformatted_20_Text">
      <style:paragraph-properties fo:margin-top="0in" fo:margin-bottom="0.1965in"/>
    </style:style>
    <style:style style:name="T1" style:family="text">
      <style:text-properties fo:background-color="#00000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croll_holder">
        <text:section text:style-name="Sect1" text:name="cont">
          <text:p text:style-name="Preformatted_20_Text"><text:span text:style-name="T1">Intro</text:span></text:p>
          <text:p text:style-name="P1">D,A,G,A</text:p>
          <text:p text:style-name="Preformatted_20_Text"/>
          <text:p text:style-name="P1">Verse 1</text:p>
          <text:p text:style-name="P1">D <text:s text:c="31"/>A <text:s text:c="3"/></text:p>
          <text:p text:style-name="P1">I'll be your dream, I'll be your wish I'll be your fantasy.</text:p>
          <text:p text:style-name="Preformatted_20_Text"><text:span text:style-name="T1">G <text:s text:c="30"/>A <text:s text:c="31"/></text:span></text:p>
          <text:p text:style-name="P1">I'll be your hope, I'll be your love be everything that you need.</text:p>
          <text:p text:style-name="Preformatted_20_Text"><text:span text:style-name="T1">D <text:s text:c="27"/>A</text:span></text:p>
          <text:p text:style-name="P1">I love you more with every breath truly madly deeply do..</text:p>
          <text:p text:style-name="Preformatted_20_Text"><text:span text:style-name="T1">G <text:s text:c="24"/>A <text:s text:c="27"/></text:span></text:p>
          <text:p text:style-name="P1">I will be strong I will be faithful 'cos I'm counting on </text:p>
          <text:p text:style-name="Preformatted_20_Text"><text:span text:style-name="T1">D</text:span></text:p>
          <text:p text:style-name="P1">A new beginning.</text:p>
          <text:p text:style-name="Preformatted_20_Text"><text:span text:style-name="T1">A</text:span></text:p>
          <text:p text:style-name="P1">A reason for living. </text:p>
          <text:p text:style-name="Preformatted_20_Text"><text:span text:style-name="T1">G <text:s text:c="20"/>A</text:span></text:p>
          <text:p text:style-name="P1">A deeper meaning. Yeah <text:s/></text:p>
          <text:p text:style-name="Preformatted_20_Text"/>
          <text:p text:style-name="P1">Chorus</text:p>
          <text:p text:style-name="P1"><text:s text:c="10"/>D <text:s text:c="18"/>A</text:p>
          <text:p text:style-name="P1">I want to stand with you on a mountain.</text:p>
          <text:p text:style-name="Preformatted_20_Text"><text:span text:style-name="T1"><text:s text:c="10"/>G <text:s text:c="20"/>A</text:span></text:p>
          <text:p text:style-name="P1">I want to bathe with you in the sea.</text:p>
          <text:p text:style-name="Preformatted_20_Text"><text:span text:style-name="T1"><text:s text:c="10"/>D <text:s text:c="12"/>A</text:span></text:p>
          <text:p text:style-name="P1">I want to lay like this forever.</text:p>
          <text:p text:style-name="Preformatted_20_Text"><text:span text:style-name="T1"><text:s text:c="10"/>G <text:s text:c="16"/>A</text:span></text:p>
          <text:p text:style-name="P1">Until the sky falls down on me...</text:p>
          <text:p text:style-name="Preformatted_20_Text"/>
          <text:p text:style-name="P1">Verse 2</text:p>
          <text:p text:style-name="P1">D <text:s text:c="29"/>A</text:p>
          <text:p text:style-name="P1">And when the stars are shining brightly in the velvet sky,</text:p>
          <text:p text:style-name="P1">G <text:s text:c="26"/>A <text:s text:c="2"/></text:p>
          <text:p text:style-name="P1">I'll make a wish send it to heaven then make you want to cry..</text:p>
          <text:p text:style-name="P1">D <text:s text:c="27"/>A <text:s text:c="4"/></text:p>
          <text:p text:style-name="P1">The tears of joy for all the pleasure and the certainty.</text:p>
          <text:p text:style-name="P1">G <text:s text:c="27"/>A <text:s text:c="6"/></text:p>
          <text:p text:style-name="P1">That we're surrounded by the comfort and protection of..</text:p>
          <text:p text:style-name="P1">D <text:s text:c="8"/></text:p>
          <text:p text:style-name="P1">The highest power.</text:p>
          <text:p text:style-name="P1">A </text:p>
          <text:p text:style-name="P1">In lonely hours.</text:p>
          <text:p text:style-name="P1">G <text:s text:c="21"/>A</text:p>
          <text:p text:style-name="P1">The tears devour you..</text:p>
          <text:p text:style-name="Preformatted_20_Text"/>
          <text:p text:style-name="P1">CHORUS</text:p>
          <text:p text:style-name="Preformatted_20_Text"/>
          <text:p text:style-name="P1">G <text:s text:c="11"/>A <text:s text:c="6"/></text:p>
          <text:p text:style-name="P1">Oh can't you see it baby?</text:p>
          <text:p text:style-name="Preformatted_20_Text"><text:span text:style-name="T1">G <text:s text:c="32"/>A <text:s text:c="33"/></text:span></text:p>
          <text:p text:style-name="P1">You don't have to close your eyes 'cos it's standing right before you.</text:p>
          <text:p text:style-name="Preformatted_20_Text"><text:span text:style-name="T1">G <text:s text:c="17"/>A <text:s text:c="13"/>D</text:span></text:p>
          <text:p text:style-name="P1"><text:s text:c="8"/>All that you need will surely come...</text:p>
          <text:p text:style-name="Preformatted_20_Text"/>
          <text:p text:style-name="Preformatted_20_Text"><text:span text:style-name="T1">SOLO <text:s text:c="11"/>D,A,G,A</text:span></text:p>
          <text:p text:style-name="P1"/>
          <text:p text:style-name="P1"><text:s text:c="31"/></text:p>
          <text:p text:style-name="P1">I'll be your dream I'll be your wish I'll be your fantasy.</text:p>
          <text:p text:style-name="Preformatted_20_Text"><text:span text:style-name="T1"><text:s text:c="30"/></text:span></text:p>
          <text:p text:style-name="P1">I'll be your hope I'll be your love be everything that you need.</text:p>
          <text:p text:style-name="Preformatted_20_Text"><text:span text:style-name="T1">D <text:s text:c="28"/>A</text:span></text:p>
          <text:p text:style-name="P1">I'll love you more with every breath truly madly deeply do...</text:p>
          <text:p text:style-name="Preformatted_20_Text"/>
          <text:p text:style-name="P3"><text:span text:style-name="T1">CHORUS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center" style:justify-single-word="false"/>
      <style:text-properties fo:font-size="13pt" style:font-size-asian="13pt" style:font-size-complex="13pt"/>
    </style:style>
    <style:page-layout style:name="Mpm1">
      <style:page-layout-properties fo:page-width="8.5in" fo:page-height="11in" style:num-format="1" style:print-orientation="portrait" fo:margin-top="0.2189in" fo:margin-bottom="0.1665in" fo:margin-left="0.2811in" fo:margin-right="0.281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4165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ruly, Madly, Deeply by SAVAGE GARDEN 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9:05:16.51</meta:creation-date>
    <meta:document-statistic meta:table-count="0" meta:image-count="0" meta:object-count="0" meta:page-count="1" meta:paragraph-count="57" meta:word-count="266" meta:character-count="1875"/>
    <dc:date>2013-03-11T19:10:51.78</dc:date>
    <meta:editing-duration>PT5M38S</meta:editing-duration>
    <meta:editing-cycles>1</meta:editing-cycles>
    <meta:generator>OpenOffice.org/3.4.1$Win32 OpenOffice.org_project/341m1$Build-9593</meta:generator>
  </office:meta>
</office:document-meta>
</file>